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7.693cm" fo:margin-top="0.199cm" fo:margin-bottom="0.199cm" table:align="left"/>
    </style:style>
    <style:style style:name="Таблица1.A" style:family="table-column">
      <style:table-column-properties style:column-width="4.586cm"/>
    </style:style>
    <style:style style:name="Таблица1.B" style:family="table-column">
      <style:table-column-properties style:column-width="1.367cm"/>
    </style:style>
    <style:style style:name="Таблица1.C" style:family="table-column">
      <style:table-column-properties style:column-width="1.258cm"/>
    </style:style>
    <style:style style:name="Таблица1.D" style:family="table-column">
      <style:table-column-properties style:column-width="2.05cm"/>
    </style:style>
    <style:style style:name="Таблица1.E" style:family="table-column">
      <style:table-column-properties style:column-width="2.625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2.205cm"/>
    </style:style>
    <style:style style:name="Таблица1.H" style:family="table-column">
      <style:table-column-properties style:column-width="2.117cm"/>
    </style:style>
    <style:style style:name="Таблица1.I" style:family="table-column">
      <style:table-column-properties style:column-width="1.609cm"/>
    </style:style>
    <style:style style:name="Таблица1.J" style:family="table-column">
      <style:table-column-properties style:column-width="2.096cm"/>
    </style:style>
    <style:style style:name="Таблица1.K" style:family="table-column">
      <style:table-column-properties style:column-width="1.741cm"/>
    </style:style>
    <style:style style:name="Таблица1.L" style:family="table-column">
      <style:table-column-properties style:column-width="1.94cm"/>
    </style:style>
    <style:style style:name="Таблица1.M" style:family="table-column">
      <style:table-column-properties style:column-width="1.764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.097cm" fo:border-left="0.8pt solid #000000" fo:border-right="none" fo:border-top="0.8pt solid #000000" fo:border-bottom="0.8pt solid #000000"/>
    </style:style>
    <style:style style:name="Таблица1.M1" style:family="table-cell">
      <style:table-cell-properties style:vertical-align="middle" fo:padding="0.097cm" fo:border="0.8pt solid #000000"/>
    </style:style>
    <style:style style:name="Таблица1.F2" style:family="table-cell">
      <style:table-cell-properties style:vertical-align="middle" fo:padding="0.097cm" fo:border-left="0.8pt solid #000000" fo:border-right="none" fo:border-top="none" fo:border-bottom="0.8pt solid #000000"/>
    </style:style>
    <style:style style:name="Таблица1.M3" style:family="table-cell">
      <style:table-cell-properties style:vertical-align="middle" fo:padding="0.097cm" fo:border-left="0.8pt solid #000000" fo:border-right="0.8pt solid #000000" fo:border-top="none" fo:border-bottom="0.8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22.49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{% xmlfor part in batch.part_set.all %}<text:span text:style-name="T1">ОБЩЕСТВО С ОГРАНИЧЕННОЙ ОТВЕТСТВЕННОСТЬЮ</text:span></text:p>
      <text:p text:style-name="P6">«БЕРЕЗНИКОВСКИЙ КИРПИЧНЫЙ ЗАВОД»</text:p>
      <text:p text:style-name="P10">УТВЕРЖДАЮ</text:p>
      <text:p text:style-name="P10">Главный инженер ООО «БКЗ»</text:p>
      <text:p text:style-name="P10">_____________ В.М. Мухлынин</text:p>
      <text:p text:style-name="P10">«____» ______________ 20__ г.</text:p>
      <text:p text:style-name="P7">А К Т</text:p>
      <text:p text:style-name="P4">по выходу с производства готовой продукц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table:number-rows-spanned="2" office:value-type="string">
            <text:p text:style-name="P1">Наименование продукции</text:p>
          </table:table-cell>
          <table:table-cell table:style-name="Таблица1.A1" table:number-rows-spanned="2" office:value-type="string">
            <text:p text:style-name="P1">Номер партии</text:p>
          </table:table-cell>
          <table:table-cell table:style-name="Таблица1.A1" table:number-rows-spanned="2" office:value-type="string">
            <text:p text:style-name="P1">Номер ТТО</text:p>
          </table:table-cell>
          <table:table-cell table:style-name="Таблица1.A1" table:number-rows-spanned="2" office:value-type="string">
            <text:p text:style-name="P1">Количество кирпича на ТТО, шт.</text:p>
          </table:table-cell>
          <table:table-cell table:style-name="Таблица1.A1" table:number-rows-spanned="2" office:value-type="string">
            <text:p text:style-name="P1">Выход готовой продукции, шт</text:p>
          </table:table-cell>
          <table:table-cell table:style-name="Таблица1.A1" office:value-type="string">
            <text:p text:style-name="P1">Приемка кирпича</text:p>
          </table:table-cell>
          <table:table-cell table:style-name="Таблица1.A1" table:number-columns-spanned="2" office:value-type="string">
            <text:p text:style-name="P1">Предел прочности, МПа:</text:p>
          </table:table-cell>
          <table:covered-table-cell/>
          <table:table-cell table:style-name="Таблица1.A1" table:number-rows-spanned="2" office:value-type="string">
            <text:p text:style-name="P1">Марка кирпича</text:p>
          </table:table-cell>
          <table:table-cell table:style-name="Таблица1.A1" table:number-rows-spanned="2" office:value-type="string">
            <text:p text:style-name="P1">Водопоглащение, %</text:p>
          </table:table-cell>
          <table:table-cell table:style-name="Таблица1.A1" table:number-rows-spanned="2" office:value-type="string">
            <text:p text:style-name="P1">Морозо-стойкость</text:p>
          </table:table-cell>
          <table:table-cell table:style-name="Таблица1.A1" table:number-rows-spanned="2" office:value-type="string">
            <text:p text:style-name="P1">Масса кирпича, кг.</text:p>
          </table:table-cell>
          <table:table-cell table:style-name="Таблица1.M1" table:number-rows-spanned="2" office:value-type="string">
            <text:p text:style-name="P1">Класс средней плотности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table-cell table:style-name="Таблица1.F2" office:value-type="string">
            <text:p text:style-name="P1">Половняк, %</text:p>
          </table:table-cell>
          <table:table-cell table:style-name="Таблица1.F2" office:value-type="string">
            <text:p text:style-name="P1">При сжатии</text:p>
          </table:table-cell>
          <table:table-cell table:style-name="Таблица1.F2" office:value-type="string">
            <text:p text:style-name="P2">При изгиб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F2" office:value-type="string">
            <text:p text:style-name="P3">Кирпич керамический пластического формования с фаской {{ batch.get_density_display }}</text:p>
            <text:p text:style-name="P3">{{ part.get_name }}</text:p>
          </table:table-cell>
          <table:table-cell table:style-name="Таблица1.F2" office:value-type="string">
            <text:p text:style-name="P3">{{ batch.number }}</text:p>
          </table:table-cell>
          <table:table-cell table:style-name="Таблица1.F2" office:value-type="string">
            <text:p text:style-name="P3">{{ part.tto }}</text:p>
          </table:table-cell>
          <table:table-cell table:style-name="Таблица1.F2" office:value-type="string">
            <text:p text:style-name="P3">{{ part.amount }}</text:p>
          </table:table-cell>
          <table:table-cell table:style-name="Таблица1.F2" office:value-type="string">
            <text:p text:style-name="P3">{{ part.count_exit }}</text:p>
          </table:table-cell>
          <table:table-cell table:style-name="Таблица1.F2" office:value-type="string">
            <text:p text:style-name="P1">{{ part.half }}</text:p>
          </table:table-cell>
          <table:table-cell table:style-name="Таблица1.F2" office:value-type="string">
            <text:p text:style-name="P1">{{ batch.pressure }}</text:p>
          </table:table-cell>
          <table:table-cell table:style-name="Таблица1.F2" office:value-type="string">
            <text:p text:style-name="P1">{{ batch.flexion }}</text:p>
          </table:table-cell>
          <table:table-cell table:style-name="Таблица1.F2" office:value-type="string">
            <text:p text:style-name="P3">{{ batch.mark }}</text:p>
          </table:table-cell>
          <table:table-cell table:style-name="Таблица1.F2" office:value-type="string">
            <text:p text:style-name="P3">{{ batch.water_absorption.value }}</text:p>
          </table:table-cell>
          <table:table-cell table:style-name="Таблица1.F2" office:value-type="string">
            <text:p text:style-name="P3">{{ batch.frost_resistance.value }}</text:p>
          </table:table-cell>
          <table:table-cell table:style-name="Таблица1.F2" office:value-type="string">
            <text:p text:style-name="P3">{{ batch.weight }}</text:p>
          </table:table-cell>
          <table:table-cell table:style-name="Таблица1.M3" office:value-type="string">
            <text:p text:style-name="P3">{{ batch.density }}</text:p>
          </table:table-cell>
        </table:table-row>
      </table:table>
      <text:p text:style-name="P5">Примечание: 1. Удельная эффективная активность естественных радионуклидов <text:s/>{{ batch.seonr.value }}</text:p>
      <text:p text:style-name="P5">2. Теплопроводность изделий ______{{ batch.heatconduction.value }}_________ Вт/м* град. С ________________________________________________________</text:p>
      <text:p text:style-name="P5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5">Сдал начальник смены: _____________________ Проверил лаборант по физико-механическим испытаниям: _________________________</text:p>
      <text:p text:style-name="P5">Принял диспетчер по отпуску готовой продукции: ___________________________________________________________________________</text:p>
      <text:p text:style-name="P5">{% if not forloop.last %}</text:p>
      <text:p text:style-name="P9">{% endif %}{% endxml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8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2-09-10T11:17:53</meta:creation-date>
    <dc:date>2012-09-10T14:22:27</dc:date>
    <dc:creator>Катаев Денис</dc:creator>
    <meta:editing-duration>PT1H59M21S</meta:editing-duration>
    <meta:editing-cycles>28</meta:editing-cycles>
    <meta:generator>LibreOffice/3.5$Linux_x86 LibreOffice_project/350m1$Build-2</meta:generator>
    <meta:document-statistic meta:table-count="1" meta:image-count="0" meta:object-count="0" meta:page-count="2" meta:paragraph-count="44" meta:word-count="166" meta:character-count="1742" meta:non-whitespace-character-count="1619"/>
  </office:meta>
</office:document-meta>
</file>